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315cm" fo:min-width="0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2" draw:id="id2" draw:layer="layout" svg:width="5.8cm" svg:height="2.9cm" svg:x="9.2cm" svg:y="1.7cm">
          <text:p text:style-name="P1"><text:span text:style-name="T1">Existing</text:span></text:p>
          <text:p text:style-name="P1"><text:span text:style-name="T1">C language p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25cm" svg:y1="4.6cm" svg:x2="18.292cm" svg:y2="12.748cm" draw:start-shape="id1" draw:start-glue-point="2" svg:d="m18250 4600 42 8148" svg:viewBox="0 0 43 8149">
          <text:p/>
        </draw:connector>
        <draw:custom-shape draw:style-name="gr1" draw:text-style-name="P2" xml:id="id1" draw:id="id1" draw:layer="layout" svg:width="4.9cm" svg:height="2.9cm" svg:x="15.8cm" svg:y="1.7cm">
          <text:p text:style-name="P1"><text:span text:style-name="T1">New </text:span></text:p>
          <text:p text:style-name="P1"><text:span text:style-name="T1">Haskell p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1cm" svg:y1="4.6cm" svg:x2="12.094cm" svg:y2="19.162cm" draw:start-shape="id2" draw:start-glue-point="2" svg:d="m12100 4600-6 14562" svg:viewBox="0 0 7 14563">
          <text:p/>
        </draw:connector>
        <draw:custom-shape draw:style-name="gr3" draw:text-style-name="P1" draw:layer="layout" svg:width="0.6cm" svg:height="4.2cm" svg:x="18cm" svg:y="6.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054cm" svg:y1="6.013cm" svg:x2="18.4cm" svg:y2="6.013cm" svg:d="m12054 6013h6346" svg:viewBox="0 0 6347 1">
          <text:p/>
        </draw:connector>
        <draw:frame draw:style-name="gr5" draw:text-style-name="P3" draw:layer="layout" svg:width="6.594cm" svg:height="1.038cm" svg:x="18.8cm" svg:y="7.1cm">
          <draw:text-box>
            <text:p><text:span text:style-name="T1">Command line loop</text:span></text:p>
          </draw:text-box>
        </draw:frame>
        <draw:connector draw:style-name="gr4" draw:text-style-name="P1" draw:layer="layout" draw:type="line" svg:x1="18.332cm" svg:y1="10.6cm" svg:x2="12.087cm" svg:y2="10.624cm" svg:d="m18332 10600-6245 24" svg:viewBox="0 0 6246 25">
          <text:p/>
        </draw:connector>
        <draw:frame draw:style-name="gr6" draw:text-style-name="P3" draw:layer="layout" svg:width="6.945cm" svg:height="1.038cm" svg:x="18.528cm" svg:y="10.651cm">
          <draw:text-box>
            <text:p><text:span text:style-name="T1">Exec boot command</text:span></text:p>
          </draw:text-box>
        </draw:frame>
        <draw:custom-shape draw:style-name="gr3" draw:text-style-name="P1" draw:layer="layout" svg:width="0.6cm" svg:height="4cm" svg:x="11.8cm" svg:y="1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cm" svg:height="2.1cm" svg:x="11.8cm" svg:y="15.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0.903cm" svg:height="2.565cm" svg:x="0.987cm" svg:y="11.611cm">
          <draw:text-box>
            <text:p text:style-name="P1"><text:span text:style-name="T1">Read kernel file</text:span></text:p>
            <text:p text:style-name="P1"><text:span text:style-name="T1">(Recognize ELF format + gunzip)</text:span></text:p>
          </draw:text-box>
        </draw:frame>
        <draw:frame draw:style-name="gr6" draw:text-style-name="P3" draw:layer="layout" svg:width="4.198cm" svg:height="1.038cm" svg:x="7.354cm" svg:y="15.751cm">
          <draw:text-box>
            <text:p><text:span text:style-name="T1">Exec kernel</text:span></text:p>
          </draw:text-box>
        </draw:frame>
        <draw:custom-shape draw:style-name="gr8" draw:text-style-name="P2" draw:layer="layout" svg:width="9.1cm" svg:height="4.7cm" svg:x="19cm" svg:y="13.9cm">
          <text:p text:style-name="P1"><text:span text:style-name="T1">Would like to implement</text:span></text:p>
          <text:p text:style-name="P1"><text:span text:style-name="T1">more with strong type.</text:span></text:p>
          <draw:enhanced-geometry svg:viewBox="0 0 21600 21600" draw:text-areas="800 800 20800 20800" draw:type="round-rectangular-callout" draw:modifiers="-1044.28084825843 -7310.27440970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5.612cm" svg:height="1.038cm" svg:x="6.1cm" svg:y="5cm">
          <draw:text-box>
            <text:p><text:span text:style-name="T1">Exec bootloa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1-17T15:07:54.572760979</dc:date>
    <dc:creator>Okabe Kiwamu</dc:creator>
    <meta:editing-duration>PT3H1M8S</meta:editing-duration>
    <meta:editing-cycles>206</meta:editing-cycles>
    <meta:generator>LibreOffice/4.1.3.2$Linux_X86_64 LibreOffice_project/410m0$Build-2</meta:generator>
    <meta:document-statistic meta:object-count="15"/>
  </office:meta>
</office:document-meta>
</file>